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380000610A0000291690476A42.wmf" manifest:media-type=""/>
  <manifest:file-entry manifest:full-path="Pictures/2000009400004155000032EC925FCB35.wmf" manifest:media-type=""/>
  <manifest:file-entry manifest:full-path="Pictures/2000016E000069D500003CFA8B508CB9.wmf" manifest:media-type=""/>
  <manifest:file-entry manifest:full-path="Pictures/2000006100004E0400002B8C21F5C9CB.wmf" manifest:media-type=""/>
  <manifest:file-entry manifest:full-path="Pictures/2000017300004D7C000028F5B1AAB027.wmf" manifest:media-type=""/>
  <manifest:file-entry manifest:full-path="Pictures/2000005000007C4D00003037DC1B99D7.wmf" manifest:media-type=""/>
  <manifest:file-entry manifest:full-path="Pictures/2000008200002CEE00001385120A9263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Arial4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5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523cm" fo:min-width="17.068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787cm" fo:min-width="17.06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fo:min-height="1.02cm" fo:min-width="2.741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fo:min-height="1.02cm" fo:min-width="2.529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375cm" fo:min-width="16.951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55cm" fo:min-width="16.951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4.15cm" fo:min-width="3.749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4.15cm" fo:min-width="3.701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4.18cm" fo:min-width="3.73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4.18cm" fo:min-width="3.672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5.042cm" fo:min-width="16.902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517cm" fo:min-width="9.105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517cm" fo:min-width="15.707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5.023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5.013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5.624cm" fo:min-width="17.042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867cm" fo:min-width="17.068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62cm" fo:min-width="17.068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2.153cm" fo:min-width="17.099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62cm" fo:min-width="9.1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62cm" fo:min-width="15.701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4.177cm" fo:min-width="0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5.528cm" fo:min-width="0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.75cm" fo:min-width="7.842cm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856cm" fo:min-width="2.1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791cm" fo:min-width="7.842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95cm" fo:min-width="7.879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1.135cm" fo:min-width="0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856cm" fo:min-width="2.3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.931cm" fo:min-width="0cm" fo:padding-top="0.125cm" fo:padding-bottom="0.125cm" fo:padding-left="0.25cm" fo:padding-right="0.25cm" fo:wrap-option="no-wrap"/>
    </style:style>
    <style:style style:name="gr55" style:family="graphic" style:parent-style-name="objectwithoutfill">
      <style:graphic-properties draw:fill="none" draw:textarea-vertical-align="middle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597cm" fo:min-width="2.529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7" style:family="paragraph">
      <style:paragraph-properties fo:margin-top="0cm" fo:margin-bottom="0cm" fo:line-height="100%" fo:text-align="center" style:writing-mode="lr-tb"/>
    </style:style>
    <style:style style:name="P28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29" style:family="paragraph">
      <style:paragraph-properties fo:margin-top="0cm" fo:margin-bottom="0cm" fo:line-height="100%" fo:text-align="center" style:punctuation-wrap="hanging" style:writing-mode="lr-tb"/>
    </style:style>
    <style:style style:name="P30" style:family="paragraph">
      <style:paragraph-properties fo:text-align="start" style:font-independent-line-spacing="true"/>
      <style:text-properties fo:font-size="13pt" style:font-size-asian="13pt" style:font-size-complex="13pt"/>
    </style:style>
    <style:style style:name="P31" style:family="paragraph">
      <style:paragraph-properties fo:margin-top="0cm" fo:margin-bottom="0cm" fo:line-height="100%" fo:text-align="start" style:writing-mode="lr-tb"/>
    </style:style>
    <style:style style:name="P32" style:family="paragraph"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text-align="center"/>
    </style:style>
    <style:style style:name="P36" style:family="paragraph">
      <style:paragraph-properties fo:margin-left="0.953cm" fo:margin-right="0cm" fo:margin-top="0.42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9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40" style:family="paragraph">
      <style:paragraph-properties fo:margin-top="0cm" fo:margin-bottom="0cm" fo:line-height="100%" fo:text-align="start" style:punctuation-wrap="simple" style:writing-mode="lr-tb"/>
    </style:style>
    <style:style style:name="P41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2" style:family="paragraph">
      <style:paragraph-properties fo:margin-top="0cm" fo:margin-bottom="0cm" fo:line-height="90%" fo:text-align="start" style:punctuation-wrap="simple" style:writing-mode="lr-tb"/>
    </style:style>
    <style:style style:name="P43" style:family="paragraph"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44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45" style:family="paragraph">
      <style:paragraph-properties fo:margin-left="0.953cm" fo:margin-right="0cm" fo:margin-top="0.353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15pt" style:font-size-asian="15pt" style:font-size-complex="15pt"/>
    </style:style>
    <style:style style:name="P47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48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16pt" style:font-size-asian="16pt" style:font-size-complex="16pt"/>
    </style:style>
    <style:style style:name="P49" style:family="paragraph">
      <style:text-properties fo:font-size="20pt"/>
    </style:style>
    <style:style style:name="P50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51" style:family="paragraph">
      <style:paragraph-properties fo:margin-left="0.953cm" fo:margin-right="0cm" fo:margin-top="0.353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53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54" style:family="paragraph">
      <style:text-properties fo:font-size="16pt" style:font-size-asian="16pt" style:font-size-complex="16pt"/>
    </style:style>
    <style:style style:name="P5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56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name-complex="Tahoma1" style:font-size-complex="13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25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italic" style:text-underline-style="none" fo:font-weight="normal" style:font-name-asian="MS PGothic1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DejaVu Sans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3-14">14.03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4.022cm">
          <text:list text:style-name="L3">
            <text:list-item>
              <text:p text:style-name="P11"><text:span text:style-name="T8">Einführung in Computersysteme</text:span></text:p>
            </text:list-item>
            <text:list-item>
              <text:p text:style-name="P11"><text:span text:style-name="T8">Entwicklung von Betriebssystemen</text:span></text:p>
            </text:list-item>
            <text:list-item>
              <text:p text:style-name="P11"><text:span text:style-name="T9">Architekturansätze</text:span></text:p>
            </text:list-item>
            <text:list-item>
              <text:p text:style-name="P11"><text:span text:style-name="T8">Interruptverarbeitung in Betriebssystemen</text:span></text:p>
            </text:list-item>
            <text:list-item>
              <text:p text:style-name="P11"><text:span text:style-name="T8">Prozesse und Threads</text:span></text:p>
            </text:list-item>
            <text:list-item>
              <text:p text:style-name="P11"><text:span text:style-name="T8">CPU-Scheduling</text:span></text:p>
            </text:list-item>
            <text:list-item>
              <text:p text:style-name="P11"><text:span text:style-name="T8">Synchronisation und Kommunikation</text:span></text:p>
            </text:list-item>
            <text:list-item>
              <text:p text:style-name="P11"><text:span text:style-name="T8">Speicherverwaltung </text:span></text:p>
            </text:list-item>
            <text:list-item>
              <text:p text:style-name="P11"><text:span text:style-name="T8">Geräte- und Dateiverwaltung</text:span></text:p>
            </text:list-item>
            <text:list-item>
              <text:p text:style-name="P11"><text:span text:style-name="T8">Betriebssystemvirtualisierung</text:span></text:p>
            </text:list-item>
          </text:list>
          <text:p text:style-name="P12"><text:span text:style-name="T8"/></text:p>
          <text:p text:style-name="P12"><text:span text:style-name="T8"/></text:p>
          <text:p text:style-name="P1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 text:style-name="P15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3-14">14.03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Zielsetzung</text:span></text:p>
          </draw:text-box>
        </draw:frame>
        <draw:custom-shape draw:name="Rectangle 8" draw:style-name="gr6" draw:text-style-name="P1" draw:layer="layout" svg:width="20.742cm" svg:height="12.915cm" svg:x="2.117cm" svg:y="3.81cm">
          <text:list text:style-name="L4">
            <text:list-item>
              <text:p text:style-name="P15"><text:span text:style-name="T11">Die verschiedenen Architekturen von Betriebssystemen kennenlernen</text:span></text:p>
            </text:list-item>
          </text:list>
          <text:p text:style-name="P16"><text:span text:style-name="T11"/></text:p>
          <text:list text:continue-numbering="true" text:style-name="L4">
            <text:list-item>
              <text:p text:style-name="P16"><text:span text:style-name="T11">Aspekte der Verteilung von Betriebssystemen und Applikationen kennenlernen</text:span></text:p>
            </text:list-item>
          </text:list>
          <text:p text:style-name="P16"><text:span text:style-name="T11"/></text:p>
          <text:list text:continue-numbering="true" text:style-name="L4">
            <text:list-item>
              <text:p text:style-name="P16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" draw:layer="layout" svg:width="8.558cm" svg:height="1.331cm" svg:x="11.17cm" svg:y="0.026cm">
            <text:p text:style-name="P9"><text:span text:style-name="T12"><text:date style:data-style-name="D1" text:date-value="2015-03-14">14.03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 text:style-name="P14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958cm" svg:height="13.122cm" svg:x="2.54cm" svg:y="3.598cm">
          <text:list text:style-name="L5">
            <text:list-item>
              <text:p text:style-name="P17"><text:span text:style-name="T13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3-14">14.03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" draw:layer="layout" svg:width="20.742cm" svg:height="12.515cm" svg:x="2.54cm" svg:y="3.6cm" presentation:class="outline" presentation:user-transformed="true">
          <draw:text-box>
            <text:list text:style-name="L6">
              <text:list-item>
                <text:p text:style-name="P21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Ablaufmodus für Anwendungsprogramme</text:span></text:p>
                  </text:list-item>
                  <text:list-item>
                    <text:p text:style-name="P22"><text:span text:style-name="T16">Kein Zugriff auf Kernel-spezifische Code- und Datenbereiche</text:span></text:p>
                  </text:list-item>
                  <text:list-item>
                    <text:p text:style-name="P22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1"><text:span text:style-name="T13">Kernelmodus</text:span></text:p>
                <text:list>
                  <text:list-item>
                    <text:p text:style-name="P22"><text:span text:style-name="T16">Privilegierter Modus</text:span></text:p>
                  </text:list-item>
                  <text:list-item>
                    <text:p text:style-name="P22"><text:span text:style-name="T16">Dient der Ausführung der Programmteile des Kernels</text:span></text:p>
                  </text:list-item>
                  <text:list-item>
                    <text:p text:style-name="P22"><text:span text:style-name="T16">Schutz von Datenstrukturen des Kernels</text:span></text:p>
                  </text:list-item>
                </text:list>
              </text:list-item>
              <text:list-item>
                <text:p text:style-name="P21"><text:span text:style-name="T13">Umschaltung</text:span><text:span text:style-name="T5"> über spezielle Maschinenbefehle</text:span></text:p>
              </text:list-item>
              <text:list-item>
                <text:p text:style-name="P21"><text:span text:style-name="T5">Aktueller Modus steht in einem </text:span><text:span text:style-name="T13">Statusregister</text:span></text:p>
              </text:list-item>
            </text:list>
            <text:p text:style-name="P22"><text:span text:style-name="T16"/></text:p>
            <text:p text:style-name="P23"><text:span text:style-name="T16"/></text:p>
            <text:p text:style-name="P23"><text:span text:style-name="T16"/></text:p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4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5">Schutzkonzept über vier Privilegierungsstufen</text:span><text:span text:style-name="T15"><text:line-break/></text:span><text:span text:style-name="T15">(Ring 0 - 3)</text:span></text:p>
                  </text:list-item>
                  <text:list-item>
                    <text:p text:style-name="P25"><text:span text:style-name="T15">Prozess läuft zu einer Zeit in einem Ring</text:span></text:p>
                  </text:list-item>
                  <text:list-item>
                    <text:p text:style-name="P25"><text:span text:style-name="T15">Meist werden aus Kompatibilitätsgründen zu anderen CPUs nur zwei Ringe unterstützt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5"><text:span text:style-name="T16">Ring 0: Kernelmodus (privilegiert, Zugriff auf Hardware möglich)</text:span></text:p>
                      </text:list-item>
                      <text:list-item>
                        <text:p text:style-name="P25"><text:span text:style-name="T16">Ring 3: Usermodus (nicht privilegiert)</text:span></text:p>
                      </text:list-item>
                      <text:list-item>
                        <text:p text:style-name="P25"><text:span text:style-name="T16">Übergang von Ring 3 nach Ring 0 über privilegierte Operation (int-Befehl)</text:span></text:p>
                      </text:list-item>
                      <text:list-item>
                        <text:p text:style-name="P25"><text:span text:style-name="T16">Anmerkung: Ab x64/IA64 werden nur noch zwei Ringe unterstütz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" draw:layer="layout" svg:width="21.589cm" svg:height="8.325cm" svg:x="1.698cm" svg:y="3.726cm">
          <text:list text:style-name="L10">
            <text:list-item>
              <text:p text:style-name="P26"><text:span text:style-name="T15">Wechsel von Ring 3 nach Ring 0 (Trap, Unterbrechung) <text:s/></text:span><text:span text:style-name="T17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1" draw:layer="layout" svg:width="10.803cm" svg:height="9.401cm" svg:x="2.897cm" svg:y="6.324cm">
          <text:p text:style-name="P31"><text:span text:style-name="T19"/></text:p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1" draw:layer="layout" svg:width="7.601cm" svg:height="6.587cm" svg:x="4.498cm" svg:y="7.735cm">
          <text:p text:style-name="P14"><text:span text:style-name="T20"/></text:p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1" draw:layer="layout" svg:width="5.621cm" svg:height="4.775cm" svg:x="5.477cm" svg:y="8.736cm">
          <text:p text:style-name="P14"><text:span text:style-name="T20"/></text:p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6" draw:layer="layout" svg:width="3.584cm" svg:height="2.768cm" svg:x="6.5cm" svg:y="9.741cm">
          <text:p text:style-name="P27"><text:span text:style-name="T18"/></text:p>
          <text:p text:style-name="P27"><text:span text:style-name="T18">Kernelmodus </text:span></text:p>
          <text:p text:style-name="P27"><text:span text:style-name="T19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" draw:layer="layout" svg:width="1.849cm" svg:height="0.758cm" svg:x="7.436cm" svg:y="12.506cm">
          <text:p text:style-name="P14"><text:span text:style-name="T20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28" draw:layer="layout" svg:width="2.7cm" svg:height="0.758cm" svg:x="7.1cm" svg:y="8.952cm">
          <text:p text:style-name="P14"><text:span text:style-name="T20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28" draw:layer="layout" svg:width="2.7cm" svg:height="0.758cm" svg:x="7.1cm" svg:y="7.924cm">
          <text:p text:style-name="P14"><text:span text:style-name="T20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" draw:layer="layout" svg:width="1.849cm" svg:height="0.758cm" svg:x="7.515cm" svg:y="13.551cm">
          <text:p text:style-name="P14"><text:span text:style-name="T20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" draw:layer="layout" svg:width="3.314cm" svg:height="0.758cm" svg:x="6.712cm" svg:y="6.725cm">
          <text:p text:style-name="P14"><text:span text:style-name="T21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3.208cm" svg:height="1.265cm" svg:x="6.816cm" svg:y="14.323cm">
          <text:p text:style-name="P29"><text:span text:style-name="T20">Ring 3 </text:span></text:p>
          <text:p text:style-name="P29"><text:span text:style-name="T20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0" draw:layer="layout" svg:width="5.798cm" svg:height="1.351cm" svg:x="19.103cm" svg:y="10.583cm">
          <text:p text:style-name="P14"><text:span text:style-name="T22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" draw:layer="layout" svg:width="5.123cm" svg:height="0.802cm" svg:x="15.416cm" svg:y="9.723cm">
          <text:p text:style-name="P31"><text:span text:style-name="T23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" draw:layer="layout" svg:width="5.123cm" svg:height="0.802cm" svg:x="15.416cm" svg:y="12.122cm">
          <text:p text:style-name="P31"><text:span text:style-name="T23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32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32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" draw:layer="layout" svg:width="2.802cm" svg:height="0.758cm" svg:x="14.312cm" svg:y="10.927cm">
          <text:p text:style-name="P14"><text:span text:style-name="T24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" draw:layer="layout" svg:width="21.589cm" svg:height="1.6cm" svg:x="1.901cm" svg:y="15.924cm">
          <text:list text:style-name="L10">
            <text:list-item>
              <text:p text:style-name="P26"><text:span text:style-name="T15">Im Ring 3 ist nicht der komplette Befehlssatz vorhan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36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13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3-14">14.03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1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1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Prozess- und Prozessorverwaltung</text:span></text:p>
                  </text:list-item>
                  <text:list-item>
                    <text:p text:style-name="P22"><text:span text:style-name="T16">Speicherverwaltung</text:span></text:p>
                  </text:list-item>
                  <text:list-item>
                    <text:p text:style-name="P22"><text:span text:style-name="T16">Dateiverwaltung</text:span></text:p>
                  </text:list-item>
                  <text:list-item>
                    <text:p text:style-name="P22"><text:span text:style-name="T16">Geräteverwaltung (Treibersoftware)</text:span></text:p>
                  </text:list-item>
                  <text:list-item>
                    <text:p text:style-name="P22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33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34"><text:span text:style-name="T8"/></text:p>
          </draw:text-box>
        </draw:frame>
        <draw:frame draw:style-name="gr17" draw:text-style-name="P35" draw:layer="layout" svg:width="22.154cm" svg:height="11.395cm" svg:x="1.94cm" svg:y="5.539cm">
          <draw:image xlink:href="Pictures/2000017300004D7C000028F5B1AAB027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26"><text:span text:style-name="T15">Verbesserung des monolithischen Kernels: Flexibler und übersichtlicher</text:span></text:p>
              </text:list-item>
            </text:list>
            <text:p text:style-name="P36"><text:span text:style-name="T5"/></text:p>
          </draw:text-box>
        </draw:frame>
        <draw:frame draw:style-name="gr17" draw:text-style-name="P35" draw:layer="layout" svg:width="18.486cm" svg:height="10.301cm" svg:x="3.598cm" svg:y="6.209cm">
          <draw:image xlink:href="Pictures/2000006100004E0400002B8C21F5C9CB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5"><text:line-break/></text:span><text:span text:style-name="T25">Mikrokern (1)</text:span></text:p>
          </draw:text-box>
        </draw:frame>
        <draw:frame draw:name="Rectangle 3" presentation:style-name="pr8" draw:text-style-name="P1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1"><text:span text:style-name="T5">Ein moderner Trend in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Kernel „leichter“ machen</text:span></text:p>
                  </text:list-item>
                  <text:list-item>
                    <text:p text:style-name="P22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2"><text:span text:style-name="T16">Serverprozesse können sein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7"><text:span text:style-name="T8">Fileserver</text:span></text:p>
                      </text:list-item>
                      <text:list-item>
                        <text:p text:style-name="P37"><text:span text:style-name="T8">Memory Server (?)</text:span></text:p>
                      </text:list-item>
                      <text:list-item>
                        <text:p text:style-name="P37"><text:span text:style-name="T8">...</text:span></text:p>
                      </text:list-item>
                    </text:list>
                  </text:list-item>
                  <text:list-item>
                    <text:p text:style-name="P22"><text:span text:style-name="T16">Was bleibt ist ein minimaler </text:span><text:span text:style-name="T26">Mikrokern</text:span></text:p>
                  </text:list-item>
                  <text:list-item>
                    <text:p text:style-name="P22"><text:span text:style-name="T16">Der Mikrokern übernimmt die Abwicklung der Kommunikation zwischen Anwendungsprozessen (Clientprozessen) <text:s/>und Serverprozessen</text:span></text:p>
                  </text:list-item>
                  <text:list-item>
                    <text:p text:style-name="P22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5"><text:line-break/></text:span><text:span text:style-name="T25">Mikrokern (2)</text:span></text:p>
          </draw:text-box>
        </draw:frame>
        <draw:frame draw:name="Rectangle 3" presentation:style-name="pr8" draw:text-style-name="P39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38"><text:span text:style-name="T16">Clientprozesse fordern Dienste über Nachrichten an die Serverprozesse an</text:span></text:p>
              </text:list-item>
              <text:list-item>
                <text:p text:style-name="P38"><text:span text:style-name="T16">Mikrokern-Konzept wurde u.a. bei den Betriebssystemen </text:span><text:span text:style-name="T26">Amoeba</text:span><text:span text:style-name="T16"> (Tanenbaum), </text:span><text:span text:style-name="T26">Mach</text:span><text:span text:style-name="T16"> und </text:span><text:span text:style-name="T26">Chorus</text:span><text:span text:style-name="T16"> entwickelt</text:span></text:p>
              </text:list-item>
              <text:list-item>
                <text:p text:style-name="P38"><text:span text:style-name="T16">Moderne Microkernel Familie: L7</text:span></text:p>
              </text:list-item>
              <text:list-item>
                <text:p text:style-name="P38"><text:span text:style-name="T16">Elementarer Kern ermöglicht verschiedene, darauf aufsetzende Betriebssysteme</text:span></text:p>
              </text:list-item>
              <text:list-item>
                <text:p text:style-name="P38"><text:span text:style-name="T16">Performance-Verschlechterung</text:span></text:p>
              </text:list-item>
            </text:list>
          </draw:text-box>
        </draw:frame>
        <draw:g>
          <draw:custom-shape draw:name="Rectangle 5" draw:style-name="gr18" draw:text-style-name="P28" draw:layer="layout" svg:width="17.567cm" svg:height="1.772cm" svg:x="2.127cm" svg:y="13.872cm">
            <text:p text:style-name="P1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41" draw:layer="layout" svg:width="17.567cm" svg:height="2.036cm" svg:x="2.127cm" svg:y="15.645cm">
            <text:p text:style-name="P40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28" draw:layer="layout" svg:width="3.666cm" svg:height="0.927cm" svg:x="19.668cm" svg:y="12.09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20" draw:text-style-name="P1" draw:layer="layout" svg:x1="1.848cm" svg:y1="13.237cm" svg:x2="23.293cm" svg:y2="13.237cm">
            <text:p/>
          </draw:line>
          <draw:custom-shape draw:name="Text Box 9" draw:style-name="gr13" draw:text-style-name="P28" draw:layer="layout" svg:width="4.161cm" svg:height="0.927cm" svg:x="19.639cm" svg:y="13.449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43" draw:layer="layout" svg:width="3.24cm" svg:height="1.269cm" svg:x="2.206cm" svg:y="11.455cm">
            <text:p text:style-name="P42"><text:span text:style-name="T8">Client-</text:span></text:p>
            <text:p text:style-name="P42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2" draw:text-style-name="P43" draw:layer="layout" svg:width="3.028cm" svg:height="1.269cm" svg:x="9.257cm" svg:y="11.455cm">
            <text:p text:style-name="P4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2" draw:text-style-name="P43" draw:layer="layout" svg:width="3.028cm" svg:height="1.269cm" svg:x="12.432cm" svg:y="11.455cm">
            <text:p text:style-name="P42"><text:span text:style-name="T8">Server-</text:span></text:p>
            <text:p text:style-name="P4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43" draw:layer="layout" svg:width="3.028cm" svg:height="1.269cm" svg:x="15.607cm" svg:y="11.455cm">
            <text:p text:style-name="P4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28" draw:layer="layout" svg:width="1.172cm" svg:height="1.098cm" svg:x="18.624cm" svg:y="11.2cm">
            <text:p text:style-name="P1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3" draw:text-style-name="P1" draw:layer="layout" svg:x1="7.418cm" svg:y1="12.663cm" svg:x2="7.418cm" svg:y2="14.357cm">
            <text:p/>
          </draw:line>
          <draw:line draw:name="Line 18" draw:style-name="gr23" draw:text-style-name="P1" draw:layer="layout" svg:x1="7.418cm" svg:y1="14.357cm" svg:x2="14.191cm" svg:y2="14.357cm">
            <text:p/>
          </draw:line>
          <draw:line draw:name="Line 19" draw:style-name="gr24" draw:text-style-name="P1" draw:layer="layout" svg:x1="14.191cm" svg:y1="14.357cm" svg:x2="14.191cm" svg:y2="12.663cm">
            <text:p/>
          </draw:line>
          <draw:custom-shape draw:name="Text Box 20" draw:style-name="gr13" draw:text-style-name="P28" draw:layer="layout" svg:width="3.915cm" svg:height="0.758cm" svg:x="7.097cm" svg:y="13.1cm">
            <text:p text:style-name="P14"><text:span text:style-name="T20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43" draw:layer="layout" svg:width="3.028cm" svg:height="1.269cm" svg:x="5.871cm" svg:y="11.455cm">
            <text:p text:style-name="P42"><text:span text:style-name="T8">Client-</text:span></text:p>
            <text:p text:style-name="P4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&#10;Unix-Schichtenmodell (klassisch 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Unix-Schichtenmodell (klassisch monolithisch)</text:span></text:p>
          </draw:text-box>
        </draw:frame>
        <draw:g>
          <draw:custom-shape draw:name="Rectangle 5" draw:style-name="gr25" draw:text-style-name="P41" draw:layer="layout" svg:width="17.45cm" svg:height="1.624cm" svg:x="2.051cm" svg:y="15.101cm">
            <text:p text:style-name="P40"><text:span text:style-name="T15">Hardware</text:span></text:p>
            <draw:enhanced-geometry draw:mirror-horizontal="false" draw:mirror-vertical="false" svg:viewBox="0 0 17451 16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28" draw:layer="layout" svg:width="3.666cm" svg:height="0.927cm" svg:x="19.849cm" svg:y="6.009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838cm" svg:y1="9.342cm" svg:x2="23.302cm" svg:y2="9.417cm">
            <text:p/>
          </draw:line>
          <draw:custom-shape draw:name="Text Box 8" draw:style-name="gr13" draw:text-style-name="P28" draw:layer="layout" svg:width="4.161cm" svg:height="0.927cm" svg:x="20.01cm" svg:y="11.676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6" draw:text-style-name="P41" draw:layer="layout" svg:width="17.45cm" svg:height="0.799cm" svg:x="2.051cm" svg:y="9.543cm">
            <text:p text:style-name="P40"><text:span text:style-name="T8">System Call Interface</text:span></text:p>
            <draw:enhanced-geometry draw:mirror-horizontal="false" draw:mirror-vertical="false" svg:viewBox="0 0 17451 8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7" draw:text-style-name="P28" draw:layer="layout" svg:width="4.248cm" svg:height="4.399cm" svg:x="2.051cm" svg:y="10.513cm">
            <text:p text:style-name="P14"><text:span text:style-name="T8">Speicher-</text:span></text:p>
            <text:p text:style-name="P14"><text:span text:style-name="T8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8" draw:text-style-name="P28" draw:layer="layout" svg:width="4.2cm" svg:height="4.399cm" svg:x="15.301cm" svg:y="10.513cm">
            <text:p text:style-name="P14"><text:span text:style-name="T8">Prozess-</text:span></text:p>
            <text:p text:style-name="P14"><text:span text:style-name="T8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9" draw:text-style-name="P28" draw:layer="layout" svg:width="4.229cm" svg:height="4.429cm" svg:x="6.5cm" svg:y="10.513cm">
            <text:p text:style-name="P14"><text:span text:style-name="T8">Geräte-</text:span></text:p>
            <text:p text:style-name="P14"><text:span text:style-name="T8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0" draw:text-style-name="P28" draw:layer="layout" svg:width="4.171cm" svg:height="4.429cm" svg:x="10.9cm" svg:y="10.513cm">
            <text:p text:style-name="P14"><text:span text:style-name="T8"/></text:p>
            <text:p text:style-name="P14"><text:span text:style-name="T8">Datei-</text:span></text:p>
            <text:p text:style-name="P14"><text:span text:style-name="T8">verwaltung</text:span></text:p>
            <text:p text:style-name="P14"><text:span text:style-name="T8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1" draw:text-style-name="P1" draw:layer="layout" svg:width="17.401cm" svg:height="5.291cm" svg:x="2.099cm" svg:y="3.872cm">
            <text:p/>
            <draw:enhanced-geometry draw:mirror-horizontal="false" draw:mirror-vertical="false" svg:viewBox="0 0 17402 529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2" draw:text-style-name="P41" draw:layer="layout" svg:width="9.604cm" svg:height="1.766cm" svg:x="9.239cm" svg:y="5.318cm">
            <text:p text:style-name="P40"><text:span text:style-name="T8">Weitere Libraries</text:span></text:p>
            <draw:enhanced-geometry draw:mirror-horizontal="false" draw:mirror-vertical="false" svg:viewBox="0 0 9605 176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3" draw:text-style-name="P41" draw:layer="layout" svg:width="16.206cm" svg:height="1.766cm" svg:x="2.637cm" svg:y="7.209cm">
            <text:p text:style-name="P40"><text:span text:style-name="T9">C-Library</text:span><text:span text:style-name="T8"> </text:span></text:p>
            <text:p text:style-name="P40"><text:span text:style-name="T8">(fopen, exec, socket, calloc, …)</text:span></text:p>
            <draw:enhanced-geometry draw:mirror-horizontal="false" draw:mirror-vertical="false" svg:viewBox="0 0 16207 176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28" draw:layer="layout" svg:width="11.98cm" svg:height="0.927cm" svg:x="2.168cm" svg:y="3.872cm">
            <text:p text:style-name="P14"><text:span text:style-name="T8">Anwendungsprogramme (vi, sh, sed, …) </text:span></text:p>
            <draw:enhanced-geometry draw:mirror-horizontal="false" draw:mirror-vertical="false" svg:viewBox="0 0 1198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schweifte Klammer rechts 28" draw:style-name="gr34" draw:text-style-name="P1" draw:layer="layout" svg:width="0.396cm" svg:height="5.291cm" svg:x="19.704cm" svg:y="3.872cm">
            <text:p/>
            <draw:enhanced-geometry draw:mirror-horizontal="false" draw:mirror-vertical="false" svg:viewBox="0 0 397 5292" draw:text-areas="0 ?f15 ?f14 ?f16" draw:type="ooxml-rightBrace" draw:modifiers="84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Geschweifte Klammer rechts 29" draw:style-name="gr35" draw:text-style-name="P1" draw:layer="layout" svg:width="0.599cm" svg:height="5.291cm" svg:x="19.704cm" svg:y="9.543cm">
            <text:p/>
            <draw:enhanced-geometry draw:mirror-horizontal="false" draw:mirror-vertical="false" svg:viewBox="0 0 600 5292" draw:text-areas="0 ?f15 ?f14 ?f16" draw:type="ooxml-rightBrace" draw:modifiers="833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Linux-Architektur (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698cm" svg:y="0.847cm" presentation:class="title" presentation:user-transformed="true">
          <draw:text-box>
            <text:p text:style-name="P14"><text:span text:style-name="T10"><text:line-break/></text:span><text:span text:style-name="T25"> </text:span><text:span text:style-name="T25">Linux-Architektur (</text:span><text:span text:style-name="T10">monolithisch)</text:span></text:p>
          </draw:text-box>
        </draw:frame>
        <draw:g>
          <draw:custom-shape draw:name="Rectangle 14" draw:style-name="gr36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7" draw:text-style-name="P41" draw:layer="layout" svg:width="17.567cm" svg:height="2.116cm" svg:x="1.79cm" svg:y="14.725cm">
            <text:p text:style-name="P40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28" draw:layer="layout" svg:width="3.666cm" svg:height="0.927cm" svg:x="20.006cm" svg:y="6.126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28" draw:layer="layout" svg:width="4.161cm" svg:height="0.927cm" svg:x="19.743cm" svg:y="11.727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8" draw:text-style-name="P41" draw:layer="layout" svg:width="17.567cm" svg:height="1.869cm" svg:x="1.79cm" svg:y="10.126cm">
            <text:p text:style-name="P40"><text:span text:style-name="T9">System Call Interface </text:span></text:p>
            <text:p text:style-name="P40"><text:span text:style-name="T8">(TRAP, CALL, BRK, INT,…, je nach Hardware)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9" draw:text-style-name="P41" draw:layer="layout" svg:width="17.598cm" svg:height="2.402cm" svg:x="1.759cm" svg:y="12.124cm">
            <text:p text:style-name="P40"><text:span text:style-name="T9">Kernel</text:span><text:span text:style-name="T8"> </text:span></text:p>
            <text:p text:style-name="P40"><text:span text:style-name="T8">(Geräteverwaltung, Dateisystem, Speicherverwaltung, </text:span></text:p>
            <text:p text:style-name="P40"><text:span text:style-name="T8">Prozessverwaltung, Netzwerkverwaltung, …)</text:span></text:p>
            <draw:enhanced-geometry draw:mirror-horizontal="false" draw:mirror-vertical="false" svg:viewBox="0 0 17599 24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0" draw:text-style-name="P41" draw:layer="layout" svg:width="9.599cm" svg:height="1.869cm" svg:x="9.159cm" svg:y="5.527cm">
            <text:p text:style-name="P40"><text:span text:style-name="T8">Weitere 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1" draw:text-style-name="P41" draw:layer="layout" svg:width="16.2cm" svg:height="1.869cm" svg:x="2.558cm" svg:y="7.524cm">
            <text:p text:style-name="P40"><text:span text:style-name="T9">C-Library</text:span><text:span text:style-name="T8"> </text:span></text:p>
            <text:p text:style-name="P40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28" draw:layer="layout" svg:width="14.63cm" svg:height="0.927cm" svg:x="1.886cm" svg:y="3.926cm">
            <text:p text:style-name="P14"><text:span text:style-name="T8">Anwendungsprogramme (vi, bash, open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499cm" svg:y1="9.923cm" svg:x2="23.702cm" svg:y2="9.923cm">
            <text:p/>
          </draw:line>
          <draw:custom-shape draw:name="Geschweifte Klammer rechts 30" draw:style-name="gr42" draw:text-style-name="P1" draw:layer="layout" svg:width="0.537cm" svg:height="4.453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Geschweifte Klammer rechts 31" draw:style-name="gr43" draw:text-style-name="P1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</draw:g>
        <draw:frame draw:name="Rectangle 3" presentation:style-name="pr8" draw:text-style-name="P39" draw:layer="layout" svg:width="21.589cm" svg:height="2.751cm" svg:x="1.2cm" svg:y="17.249cm" presentation:class="outline" presentation:user-transformed="true">
          <draw:text-box>
            <text:list text:style-name="L6">
              <text:list-item>
                <text:p text:style-name="P38"><text:span text:style-name="T8">siehe auch </text:span><text:span text:style-name="T8"><text:a xlink:href="http://lxr.free-electrons.com/" xlink:type="simple">http://lxr.free-electrons.com</text:a></text:span><text:span text:style-name="T8"> Linux Cross Reference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office:forms form:automatic-focus="false" form:apply-design-mode="false"/>
        <draw:custom-shape draw:name="Gerade Verbindung mit Pfeil 45" draw:style-name="gr44" draw:text-style-name="P32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7"><text:line-break/></text:span><text:span text:style-name="T28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3.678cm" svg:height="0.927cm" svg:x="0.813cm" svg:y="8.123cm">
          <text:p text:style-name="P14"><text:span text:style-name="T29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0" draw:text-style-name="P1" draw:layer="layout" svg:x1="1.3cm" svg:y1="9.326cm" svg:x2="19.098cm" svg:y2="9.326cm">
          <text:p/>
        </draw:line>
        <draw:custom-shape draw:name="Text Box 8" draw:style-name="gr13" draw:text-style-name="P1" draw:layer="layout" svg:width="4.182cm" svg:height="0.927cm" svg:x="0.81cm" svg:y="9.327cm">
          <text:p text:style-name="P14"><text:span text:style-name="T29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7.597cm" svg:height="0.996cm" svg:x="6.901cm" svg:y="3.726cm">
          <text:p text:style-name="P42"><text:span text:style-name="T30">GUI</text:span><text:span text:style-name="T31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44" draw:layer="layout" svg:width="7.597cm" svg:height="1cm" svg:x="6.901cm" svg:y="4.926cm">
          <text:p text:style-name="P42"><text:span text:style-name="T20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7.597cm" svg:height="1cm" svg:x="6.901cm" svg:y="6.125cm">
          <text:p text:style-name="P42"><text:span text:style-name="T31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3.399cm" svg:height="1.803cm" svg:x="14.9cm" svg:y="5.323cm">
          <text:p text:style-name="P42"><text:span text:style-name="T31">Prozess der </text:span></text:p>
          <text:p text:style-name="P42"><text:span text:style-name="T31">Subsysteme </text:span></text:p>
          <text:p text:style-name="P42"><text:span text:style-name="T31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44" draw:layer="layout" svg:width="4.797cm" svg:height="1.803cm" svg:x="1.901cm" svg:y="5.323cm">
          <text:p text:style-name="P42"><text:span text:style-name="T21">NT-Dienste</text:span><text:span text:style-name="T20">: smss, </text:span></text:p>
          <text:p text:style-name="P42"><text:span text:style-name="T20">lsass, services, </text:span></text:p>
          <text:p text:style-name="P42"><text:span text:style-name="T20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44" draw:layer="layout" svg:width="13.801cm" svg:height="1cm" svg:x="4.498cm" svg:y="7.523cm">
          <text:p text:style-name="P42"><text:span text:style-name="T21">Native NT-API </text:span><text:span text:style-name="T20">(C/C++-Routinen nt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30" draw:layer="layout" svg:width="13.4cm" svg:height="1.401cm" svg:x="4.899cm" svg:y="10.125cm">
          <text:p text:style-name="P42"><text:span text:style-name="T30">NTOS-Kernschicht</text:span><text:span text:style-name="T31"> </text:span></text:p>
          <text:p text:style-name="P42"><text:span text:style-name="T31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44" draw:layer="layout" svg:width="4.059cm" svg:height="1.265cm" svg:x="19.644cm" svg:y="7.157cm">
          <text:p text:style-name="P14"><text:span text:style-name="T20">NTCreateProcess</text:span></text:p>
          <text:p text:style-name="P14"><text:span text:style-name="T20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44" draw:text-style-name="P32" draw:layer="layout" svg:width="1.401cm" svg:height="0.197cm" svg:x="18.292cm" svg:y="7.31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 Box 6" draw:style-name="gr13" draw:text-style-name="P44" draw:layer="layout" svg:width="3.911cm" svg:height="1.772cm" svg:x="19.672cm" svg:y="9.357cm">
          <text:p text:style-name="P14"><text:span text:style-name="T20">Systemdienste, </text:span></text:p>
          <text:p text:style-name="P14"><text:span text:style-name="T20">Kern, NTOS </text:span></text:p>
          <text:p text:style-name="P14"><text:span text:style-name="T20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44" draw:text-style-name="P32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45" draw:text-style-name="P30" draw:layer="layout" svg:width="4.201cm" svg:height="1.198cm" svg:x="2.297cm" svg:y="11.725cm">
          <text:p text:style-name="P42"><text:span text:style-name="T31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44" draw:layer="layout" svg:width="6.6cm" svg:height="1.198cm" svg:x="6.698cm" svg:y="11.725cm">
          <text:p text:style-name="P42"><text:span text:style-name="T21">NTOS-Ausführungsschicht</text:span></text:p>
          <text:p text:style-name="P42"><text:span text:style-name="T20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4.801cm" svg:height="1.198cm" svg:x="13.498cm" svg:y="11.725cm">
          <text:p text:style-name="P42"><text:span text:style-name="T31">GUI-Treiber</text:span></text:p>
          <text:p text:style-name="P42"><text:span text:style-name="T31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16.002cm" svg:height="1.401cm" svg:x="2.297cm" svg:y="13.123cm">
          <text:p text:style-name="P42"><text:span text:style-name="T30">HAL</text:span><text:span text:style-name="T31"> (hal.dll) <text:s/></text:span></text:p>
          <text:p text:style-name="P42"><text:span text:style-name="T31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16.002cm" svg:height="1.401cm" svg:x="2.297cm" svg:y="14.724cm">
          <text:p text:style-name="P42"><text:span text:style-name="T30">Hardware </text:span></text:p>
          <text:p text:style-name="P42"><text:span text:style-name="T31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44" draw:layer="layout" svg:width="3.644cm" svg:height="3.293cm" svg:x="19.66cm" svg:y="3.523cm">
          <text:p text:style-name="P14"><text:span text:style-name="T20">CreateProcess,</text:span></text:p>
          <text:p text:style-name="P14"><text:span text:style-name="T20">DeleteFile, …</text:span></text:p>
          <text:p text:style-name="P14"><text:span text:style-name="T20">Wrapper für </text:span></text:p>
          <text:p text:style-name="P14"><text:span text:style-name="T20">NT-API-Aufrufe</text:span></text:p>
          <text:p text:style-name="P14"><text:span text:style-name="T20">= Win32-API </text:span></text:p>
          <text:p text:style-name="P14"><text:span text:style-name="T21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47" draw:text-style-name="P32" draw:layer="layout" svg:x1="14.9cm" svg:y1="4.325cm" svg:x2="19.499cm" svg:y2="4.325cm">
          <text:p/>
        </draw:line>
        <draw:custom-shape draw:name="Text Box 6" draw:style-name="gr14" draw:text-style-name="P44" draw:layer="layout" svg:width="5cm" svg:height="1.772cm" svg:x="19.099cm" svg:y="11.725cm">
          <text:p text:style-name="P14"><text:span text:style-name="T20">Kernobjekte verwaltet</text:span></text:p>
          <text:p text:style-name="P14"><text:span text:style-name="T20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4.707cm" svg:height="0.801cm" svg:x="14.906cm" svg:y="3.325cm">
          <text:p text:style-name="P14"><text:span text:style-name="T31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44" draw:layer="layout" svg:width="5.397cm" svg:height="2.279cm" svg:x="18.702cm" svg:y="13.926cm">
          <text:p text:style-name="P14"><text:span text:style-name="T20">CPU-Scheduler: 75 Kloc</text:span></text:p>
          <text:p text:style-name="P14"><text:span text:style-name="T20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44" draw:text-style-name="P32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44" draw:text-style-name="P32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" draw:layer="layout" svg:width="17.201cm" svg:height="1.095cm" svg:x="1.698cm" svg:y="16.841cm">
          <text:p text:style-name="P14"><text:span text:style-name="T32">Quelle: </text:span><text:span text:style-name="T33">Tanenbaum, A. S</text:span><text:span text:style-name="T32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Architektur von Apple Mac OS X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21.589cm" svg:height="6.997cm" svg:x="2.099cm" svg:y="3.325cm">
          <text:list text:style-name="L10">
            <text:list-item>
              <text:p text:style-name="P38"><text:span text:style-name="T15">Mac OS X hat einen Hybrid-Kernel</text:span></text:p>
            </text:list-item>
          </text:list>
          <text:list text:style-name="L11">
            <text:list-item>
              <text:list>
                <text:list-item>
                  <text:p text:style-name="P22"><text:span text:style-name="T16">Mischung aus MACH und FreeBSD</text:span></text:p>
                </text:list-item>
                <text:list-item>
                  <text:p text:style-name="P22"><text:span text:style-name="T16">MACH ist ein Microkernel und NeXTStep nutzte MACH-Kernel</text:span></text:p>
                </text:list-item>
              </text:list>
            </text:list-item>
            <text:list-item>
              <text:p text:style-name="P38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37"><text:span text:style-name="T8">Unix ➜ BSD ➜ NeXTStep ➜ Darwin ➜ Mac OS X</text:span></text:p>
                </text:list-item>
              </text:list>
            </text:list-item>
            <text:list-item>
              <text:p text:style-name="P38"><text:span text:style-name="T15">OS X Kernel heißt </text:span><text:span text:style-name="T34">XNU</text:span><text:span text:style-name="T15"> (X is not Unix)</text:span></text:p>
            </text:list-item>
            <text:list-item>
              <text:p text:style-name="P38"><text:span text:style-name="T15">Abgewandelt auch in iOS für Apple iPhone, iPad, ...</text:span></text:p>
            </text:list-item>
          </text:list>
          <text:p text:style-name="P45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8" draw:text-style-name="P41" draw:layer="layout" svg:width="8.341cm" svg:height="0.999cm" svg:x="6.807cm" svg:y="16.602cm">
          <text:p text:style-name="P40"><text:span text:style-name="T8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28" draw:layer="layout" svg:width="4.326cm" svg:height="1.603cm" svg:x="15.674cm" svg:y="12.776cm">
          <text:p text:style-name="P14"><text:span text:style-name="T8">Programmier-</text:span></text:p>
          <text:p text:style-name="P1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28" draw:layer="layout" svg:width="2.599cm" svg:height="1.105cm" svg:x="6.807cm" svg:y="13.001cm">
          <text:p text:style-name="P14"><text:span text:style-name="T8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0" draw:text-style-name="P28" draw:layer="layout" svg:width="8.341cm" svg:height="1.04cm" svg:x="6.807cm" svg:y="15.401cm">
          <text:p text:style-name="P14"><text:span text:style-name="T8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1" draw:text-style-name="P41" draw:layer="layout" svg:width="8.378cm" svg:height="1.199cm" svg:x="6.828cm" svg:y="11.6cm">
          <text:p text:style-name="P40"><text:span text:style-name="T8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2" draw:text-style-name="P1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ectangle 15" draw:style-name="gr49" draw:text-style-name="P28" draw:layer="layout" svg:width="2.599cm" svg:height="1.105cm" svg:x="6.807cm" svg:y="14.201cm">
          <text:p text:style-name="P14"><text:span text:style-name="T8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28" draw:layer="layout" svg:width="2.599cm" svg:height="1.105cm" svg:x="9.607cm" svg:y="14.201cm">
          <text:p text:style-name="P14"><text:span text:style-name="T8">OpenGL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3" draw:text-style-name="P46" draw:layer="layout" svg:width="2.799cm" svg:height="1.105cm" svg:x="12.407cm" svg:y="14.201cm">
          <text:p text:style-name="P14"><text:span text:style-name="T35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28" draw:layer="layout" svg:width="3.602cm" svg:height="1.603cm" svg:x="2.835cm" svg:y="14.001cm">
          <text:p text:style-name="P14"><text:span text:style-name="T8">Grafik-</text:span></text:p>
          <text:p text:style-name="P1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4" draw:text-style-name="P1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8" draw:style-name="gr13" draw:text-style-name="P47" draw:layer="layout" svg:width="5.028cm" svg:height="2.027cm" svg:x="0.6cm" svg:y="11.773cm">
          <text:p text:style-name="P29"><text:span text:style-name="T36">API für Rückwärts-</text:span><text:span text:style-name="T36"><text:line-break/></text:span><text:span text:style-name="T36">kompatibilität</text:span></text:p>
          <text:p text:style-name="P29"><text:span text:style-name="T36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28" draw:layer="layout" svg:width="2.599cm" svg:height="1.105cm" svg:x="9.607cm" svg:y="13.001cm">
          <text:p text:style-name="P14"><text:span text:style-name="T8">Java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3" draw:text-style-name="P48" draw:layer="layout" svg:width="2.799cm" svg:height="1.105cm" svg:x="12.407cm" svg:y="13.001cm">
          <text:p text:style-name="P14"><text:span text:style-name="T8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4" draw:text-style-name="P1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style-name="gr55" draw:text-style-name="P35" draw:layer="layout" svg:x1="5.2cm" svg:y1="12.8cm" svg:x2="6.209cm" svg:y2="13.4cm">
          <text:p/>
        </draw:line>
        <draw:custom-shape draw:name="Text Box 8" draw:style-name="gr13" draw:text-style-name="P47" draw:layer="layout" svg:width="3.293cm" svg:height="0.843cm" svg:x="16.369cm" svg:y="14.473cm">
          <text:p text:style-name="P29"><text:span text:style-name="T36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5" draw:text-style-name="P35" draw:layer="layout" svg:x1="15.401cm" svg:y1="14.1cm" svg:x2="16.41cm" svg:y2="14.7cm">
          <text:p/>
        </draw:lin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958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13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3-14">14.03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Verteilte Systeme</text:span></text:p>
          </draw:text-box>
        </draw:frame>
        <draw:frame draw:name="Rectangle 3" presentation:style-name="pr8" draw:text-style-name="P1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4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33"><text:span text:style-name="T16">Ein </text:span><text:span text:style-name="T26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33"><text:span text:style-name="T16">Heute keine Praxisrelevanz</text:span></text:p>
                  </text:list-item>
                </text:list>
              </text:list-item>
              <text:list-item>
                <text:p text:style-name="P24"><text:span text:style-name="T13">Kommunikations-Middleware</text:span><text:span text:style-name="T5">:</text:span></text:p>
                <text:list>
                  <text:list-item>
                    <text:p text:style-name="P33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3"><text:span text:style-name="T16">Meist Nutzung des Client-/Server-Prinzips, Publish-Subscribe, aber auch Peer-to-Peer immer mehr verbreitet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15"/></text:p>
            <text:p text:style-name="P26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38"><text:span text:style-name="T15">Dedizierte Rollen: Client und Server </text:span></text:p>
              </text:list-item>
              <text:list-item>
                <text:p text:style-name="P38"><text:span text:style-name="T15">Client und Serverkomponenten sind üblicherweise über ein Netzwerk verteilt </text:span></text:p>
              </text:list-item>
              <text:list-item>
                <text:p text:style-name="P38"><text:span text:style-name="T15">Client und Server kommunizieren über Requests</text:span></text:p>
              </text:list-item>
              <text:list-item>
                <text:p text:style-name="P38"><text:span text:style-name="T15">Softwarekonzept!</text:span></text:p>
              </text:list-item>
            </text:list>
            <text:p text:style-name="P38"><text:span text:style-name="T15"/></text:p>
          </draw:text-box>
        </draw:frame>
        <draw:custom-shape draw:name="Rectangle 6" draw:style-name="gr56" draw:text-style-name="P1" draw:layer="layout" svg:width="3.028cm" svg:height="1.269cm" svg:x="17.414cm" svg:y="10.156cm">
          <text:p text:style-name="P4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" draw:layer="layout" svg:width="1.172cm" svg:height="1.098cm" svg:x="20.43cm" svg:y="9.9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561cm" svg:y1="12.148cm" svg:x2="6.561cm" svg:y2="13.842cm">
          <text:p/>
        </draw:line>
        <draw:line draw:name="Line 9" draw:style-name="gr57" draw:text-style-name="P1" draw:layer="layout" svg:x1="4.233cm" svg:y1="13.842cm" svg:x2="21.166cm" svg:y2="13.842cm">
          <text:p/>
        </draw:line>
        <draw:custom-shape draw:name="Text Box 10" draw:style-name="gr13" draw:text-style-name="P1" draw:layer="layout" svg:width="3.915cm" svg:height="0.758cm" svg:x="7.201cm" svg:y="14.9cm">
          <text:p text:style-name="P14"><text:span text:style-name="T20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6" draw:text-style-name="P1" draw:layer="layout" svg:width="3.028cm" svg:height="0.846cm" svg:x="17.414cm" svg:y="11.302cm">
          <text:p text:style-name="P4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6" draw:text-style-name="P1" draw:layer="layout" svg:width="3.028cm" svg:height="1.269cm" svg:x="13.547cm" svg:y="10.156cm">
          <text:p text:style-name="P4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6" draw:text-style-name="P1" draw:layer="layout" svg:width="3.028cm" svg:height="0.846cm" svg:x="13.547cm" svg:y="11.302cm">
          <text:p text:style-name="P4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6" draw:text-style-name="P1" draw:layer="layout" svg:width="3.028cm" svg:height="1.269cm" svg:x="5.08cm" svg:y="10.156cm">
          <text:p text:style-name="P4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6" draw:text-style-name="P1" draw:layer="layout" svg:width="3.028cm" svg:height="0.846cm" svg:x="5.08cm" svg:y="11.302cm">
          <text:p text:style-name="P4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6" draw:text-style-name="P1" draw:layer="layout" svg:width="3.028cm" svg:height="1.269cm" svg:x="9.247cm" svg:y="10.156cm">
          <text:p text:style-name="P4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6" draw:text-style-name="P1" draw:layer="layout" svg:width="3.028cm" svg:height="0.846cm" svg:x="9.247cm" svg:y="11.302cm">
          <text:p text:style-name="P4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0.795cm" svg:y1="12.148cm" svg:x2="10.7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8" draw:text-style-name="P1" draw:layer="layout" svg:x1="9.525cm" svg:y1="13.418cm" svg:x2="9.525cm" svg:y2="11.09cm">
          <text:p/>
        </draw:line>
        <draw:line draw:name="Line 22" draw:style-name="gr59" draw:text-style-name="P1" draw:layer="layout" svg:x1="7.62cm" svg:y1="13.418cm" svg:x2="9.525cm" svg:y2="13.418cm">
          <text:p/>
        </draw:line>
        <draw:line draw:name="Line 23" draw:style-name="gr59" draw:text-style-name="P1" draw:layer="layout" svg:x1="7.62cm" svg:y1="13.418cm" svg:x2="7.62cm" svg:y2="11.09cm">
          <text:p/>
        </draw:line>
        <draw:line draw:name="Line 24" draw:style-name="gr60" draw:text-style-name="P1" draw:layer="layout" svg:x1="8.255cm" svg:y1="14.688cm" svg:x2="8.466cm" svg:y2="13.418cm">
          <text:p/>
        </draw:line>
        <draw:custom-shape draw:name="Text Box 25" draw:style-name="gr13" draw:text-style-name="P1" draw:layer="layout" svg:width="3.149cm" svg:height="0.927cm" svg:x="11.998cm" svg:y="13.908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38"><text:span text:style-name="T15">Dedizierte Rollen: Publisher und Subscriber</text:span></text:p>
              </text:list-item>
              <text:list-item>
                <text:p text:style-name="P38"><text:span text:style-name="T15">Publisher und Subscriberkomponenten sind üblicherweise über ein Netzwerk verteilt </text:span></text:p>
              </text:list-item>
              <text:list-item>
                <text:p text:style-name="P38"><text:span text:style-name="T15">Client und Server kommunizieren über (transparente) Messages</text:span></text:p>
              </text:list-item>
              <text:list-item>
                <text:p text:style-name="P38"><text:span text:style-name="T15">Softwarekonzept!</text:span></text:p>
              </text:list-item>
            </text:list>
            <text:p text:style-name="P38"><text:span text:style-name="T15"/></text:p>
          </draw:text-box>
        </draw:frame>
        <draw:custom-shape draw:name="Rectangle 6" draw:style-name="gr22" draw:text-style-name="P43" draw:layer="layout" svg:width="3.028cm" svg:height="1.269cm" svg:x="17.414cm" svg:y="10.156cm">
          <text:p text:style-name="P4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28" draw:layer="layout" svg:width="1.172cm" svg:height="1.098cm" svg:x="20.43cm" svg:y="9.9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11.161cm" svg:y1="12.148cm" svg:x2="11.161cm" svg:y2="13.842cm">
          <text:p/>
        </draw:line>
        <draw:line draw:name="Line 9" draw:style-name="gr57" draw:text-style-name="P1" draw:layer="layout" svg:x1="4.233cm" svg:y1="13.842cm" svg:x2="21.166cm" svg:y2="13.842cm">
          <text:p/>
        </draw:line>
        <draw:custom-shape draw:name="Text Box 10" draw:style-name="gr13" draw:text-style-name="P28" draw:layer="layout" svg:width="4.423cm" svg:height="0.758cm" svg:x="11.55cm" svg:y="14.9cm">
          <text:p text:style-name="P14"><text:span text:style-name="T20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1" draw:text-style-name="P43" draw:layer="layout" svg:width="3.028cm" svg:height="0.846cm" svg:x="17.414cm" svg:y="11.302cm">
          <text:p text:style-name="P4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43" draw:layer="layout" svg:width="3.028cm" svg:height="1.269cm" svg:x="13.547cm" svg:y="10.156cm">
          <text:p text:style-name="P4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1" draw:text-style-name="P43" draw:layer="layout" svg:width="3.028cm" svg:height="0.846cm" svg:x="13.547cm" svg:y="11.302cm">
          <text:p text:style-name="P4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2" draw:text-style-name="P43" draw:layer="layout" svg:width="3.028cm" svg:height="1.269cm" svg:x="5.08cm" svg:y="10.156cm">
          <text:p text:style-name="P4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1" draw:text-style-name="P43" draw:layer="layout" svg:width="3.028cm" svg:height="0.846cm" svg:x="5.08cm" svg:y="11.302cm">
          <text:p text:style-name="P4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2" draw:text-style-name="P43" draw:layer="layout" svg:width="3.028cm" svg:height="1.269cm" svg:x="9.247cm" svg:y="10.156cm">
          <text:p text:style-name="P4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1" draw:text-style-name="P43" draw:layer="layout" svg:width="3.028cm" svg:height="0.846cm" svg:x="9.247cm" svg:y="11.302cm">
          <text:p text:style-name="P4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5.395cm" svg:y1="12.148cm" svg:x2="15.3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8" draw:text-style-name="P1" draw:layer="layout" svg:x1="11.825cm" svg:y1="13.418cm" svg:x2="11.825cm" svg:y2="11.09cm">
          <text:p/>
        </draw:line>
        <draw:line draw:name="Line 22" draw:style-name="gr59" draw:text-style-name="P1" draw:layer="layout" svg:x1="11.82cm" svg:y1="13.418cm" svg:x2="13.725cm" svg:y2="13.418cm">
          <text:p/>
        </draw:line>
        <draw:line draw:name="Line 23" draw:style-name="gr59" draw:text-style-name="P1" draw:layer="layout" svg:x1="13.72cm" svg:y1="13.418cm" svg:x2="13.72cm" svg:y2="11.09cm">
          <text:p/>
        </draw:line>
        <draw:line draw:name="Line 24" draw:style-name="gr60" draw:text-style-name="P1" draw:layer="layout" svg:x1="12.855cm" svg:y1="14.688cm" svg:x2="13.066cm" svg:y2="13.418cm">
          <text:p/>
        </draw:line>
        <draw:custom-shape draw:name="Text Box 25" draw:style-name="gr13" draw:text-style-name="P28" draw:layer="layout" svg:width="3.149cm" svg:height="0.927cm" svg:x="9.098cm" svg:y="13.908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917cm" svg:y1="12.087cm" svg:x2="6.917cm" svg:y2="13.781cm">
          <text:p/>
        </draw:line>
        <draw:custom-shape draw:name="Text Box 10" draw:style-name="gr13" draw:text-style-name="P28" draw:layer="layout" svg:width="2.819cm" svg:height="0.758cm" svg:x="6.508cm" svg:y="14.839cm">
          <text:p text:style-name="P14"><text:span text:style-name="T20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1.151cm" svg:y1="12.087cm" svg:x2="11.151cm" svg:y2="13.781cm">
          <text:p/>
        </draw:line>
        <draw:line draw:name="Line 19" draw:style-name="gr23" draw:text-style-name="P1" draw:layer="layout" svg:x1="10.996cm" svg:y1="12.087cm" svg:x2="10.996cm" svg:y2="13.781cm">
          <text:p/>
        </draw:line>
        <draw:line draw:name="Line 21" draw:style-name="gr58" draw:text-style-name="P1" draw:layer="layout" svg:x1="7.581cm" svg:y1="13.357cm" svg:x2="7.581cm" svg:y2="11.029cm">
          <text:p/>
        </draw:line>
        <draw:line draw:name="Line 22" draw:style-name="gr59" draw:text-style-name="P1" draw:layer="layout" svg:x1="7.576cm" svg:y1="13.357cm" svg:x2="9.481cm" svg:y2="13.357cm">
          <text:p/>
        </draw:line>
        <draw:line draw:name="Line 23" draw:style-name="gr59" draw:text-style-name="P1" draw:layer="layout" svg:x1="9.376cm" svg:y1="13.357cm" svg:x2="9.376cm" svg:y2="11.029cm">
          <text:p/>
        </draw:line>
        <draw:line draw:name="Line 24" draw:style-name="gr60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4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4"><text:span text:style-name="T10"><text:line-break/></text:span><text:span text:style-name="T10">Peer-to-Peer-Modell</text:span></text:p>
          </draw:text-box>
        </draw:frame>
        <draw:custom-shape draw:name="Rectangle 3" draw:style-name="gr62" draw:text-style-name="P1" draw:layer="layout" svg:width="21.166cm" svg:height="1.269cm" svg:x="1.905cm" svg:y="3.726cm">
          <text:list text:style-name="L10">
            <text:list-item>
              <text:p text:style-name="P50"><text:span text:style-name="T37">Eigenes Betriebssystem auf jedem Peer</text:span></text:p>
            </text:list-item>
            <text:list-item>
              <text:p text:style-name="P50"><text:span text:style-name="T37">Keine Rollenaufteilung wie im Client-/Server-Modell</text:span></text:p>
            </text:list-item>
            <text:list-item>
              <text:p text:style-name="P50"><text:span text:style-name="T37">Varianten: pur, hybrid, Superpeer (Weiterentwicklung von hybrid)</text:span></text:p>
            </text:list-item>
          </text:list>
          <text:p text:style-name="P51"><text:span text:style-name="T37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63" draw:text-style-name="P1" draw:layer="layout" svg:width="25.399cm" svg:height="0.001cm" svg:x="0cm" svg:y="0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5" draw:layer="layout" svg:width="20.743cm" svg:height="8.996cm" svg:x="2.328cm" svg:y="8.29cm">
          <draw:image xlink:href="Pictures/2000008200002CEE00001385120A9263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iddleware</text:span></text:p>
          </draw:text-box>
        </draw:frame>
        <draw:frame draw:name="Rectangle 3" presentation:style-name="pr8" draw:text-style-name="P1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38"><text:span text:style-name="T15">Die Kommunikations-Middleware übernimmt die Aufgaben der Client-/Server-Kommunikation</text:span><text:span text:style-name="T15"><text:line-break/></text:span><text:span text:style-name="T15">(</text:span><text:span text:style-name="T34">verteilte Anwendung</text:span><text:span text:style-name="T15">)</text:span></text:p>
              </text:list-item>
              <text:list-item>
                <text:p text:style-name="P38"><text:span text:style-name="T15">Verteilt werden Anwendungs-Clients und -Server</text:span></text:p>
              </text:list-item>
              <text:list-item>
                <text:p text:style-name="P38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5" draw:layer="layout" svg:width="18.591cm" svg:height="7.126cm" svg:x="3.634cm" svg:y="9.49cm">
          <draw:image xlink:href="Pictures/2000005000007C4D00003037DC1B99D7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26"><text:span text:style-name="T15">Web-Anwendungen sind auch verteilte Anwendungen und benötigen mehrere Serversysteme</text:span></text:p>
              </text:list-item>
            </text:list>
            <text:list text:style-name="L7">
              <text:list-item>
                <text:list>
                  <text:list-item>
                    <text:p text:style-name="P52"><text:span text:style-name="T8">Web-Server</text:span></text:p>
                  </text:list-item>
                  <text:list-item>
                    <text:p text:style-name="P52"><text:span text:style-name="T8">Application Server</text:span></text:p>
                  </text:list-item>
                  <text:list-item>
                    <text:p text:style-name="P52"><text:span text:style-name="T8">Datenbanksystem</text:span></text:p>
                  </text:list-item>
                </text:list>
              </text:list-item>
              <text:list-item>
                <text:p text:style-name="P26"><text:span text:style-name="T15">Web-Client (Browser) erzeugt den Request über HTTP</text:span></text:p>
              </text:list-item>
            </text:list>
            <text:p text:style-name="P23"><text:span text:style-name="T8"/></text:p>
          </draw:text-box>
        </draw:frame>
        <draw:line draw:name="Line 5" draw:style-name="gr23" draw:text-style-name="P1" draw:layer="layout" svg:x1="19.261cm" svg:y1="14.159cm" svg:x2="19.261cm" svg:y2="15.852cm">
          <text:p/>
        </draw:line>
        <draw:custom-shape draw:name="Rectangle 6" draw:style-name="gr64" draw:text-style-name="P1" draw:layer="layout" svg:width="3.028cm" svg:height="1.269cm" svg:x="17.67cm" svg:y="12.255cm">
          <text:p text:style-name="P42"><text:span text:style-name="T36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3" draw:text-style-name="P1" draw:layer="layout" svg:x1="6.773cm" svg:y1="14.159cm" svg:x2="6.773cm" svg:y2="15.852cm">
          <text:p/>
        </draw:line>
        <draw:line draw:name="Line 8" draw:style-name="gr57" draw:text-style-name="P1" draw:layer="layout" svg:x1="4.445cm" svg:y1="15.769cm" svg:x2="9.101cm" svg:y2="15.769cm">
          <text:p/>
        </draw:line>
        <draw:custom-shape draw:name="Text Box 9" draw:style-name="gr13" draw:text-style-name="P1" draw:layer="layout" svg:width="3.983cm" svg:height="0.758cm" svg:x="2.403cm" svg:y="14.711cm">
          <text:p text:style-name="P14"><text:span text:style-name="T20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1" draw:layer="layout" svg:width="3.028cm" svg:height="0.846cm" svg:x="17.67cm" svg:y="13.481cm">
          <text:p text:style-name="P42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4" draw:text-style-name="P1" draw:layer="layout" svg:width="3.028cm" svg:height="1.269cm" svg:x="13.758cm" svg:y="11.126cm">
          <text:p text:style-name="P42"><text:span text:style-name="T36">Appl.</text:span></text:p>
          <text:p text:style-name="P42"><text:span text:style-name="T36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6" draw:text-style-name="P1" draw:layer="layout" svg:width="3.028cm" svg:height="0.846cm" svg:x="13.758cm" svg:y="13.313cm">
          <text:p text:style-name="P42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4" draw:text-style-name="P1" draw:layer="layout" svg:width="3.028cm" svg:height="1.269cm" svg:x="5.292cm" svg:y="12.056cm">
          <text:p text:style-name="P42"><text:span text:style-name="T8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6" draw:text-style-name="P1" draw:layer="layout" svg:width="3.028cm" svg:height="0.846cm" svg:x="5.292cm" svg:y="13.313cm">
          <text:p text:style-name="P42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4" draw:text-style-name="P1" draw:layer="layout" svg:width="3.439cm" svg:height="1.269cm" svg:x="9.459cm" svg:y="11.055cm">
          <text:p text:style-name="P42"><text:span text:style-name="T36">Web-</text:span></text:p>
          <text:p text:style-name="P42"><text:span text:style-name="T36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6" draw:text-style-name="P1" draw:layer="layout" svg:width="3.439cm" svg:height="0.846cm" svg:x="9.459cm" svg:y="13.172cm">
          <text:p text:style-name="P42"><text:span text:style-name="T8"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3" draw:text-style-name="P1" draw:layer="layout" svg:x1="11.006cm" svg:y1="14.159cm" svg:x2="11.006cm" svg:y2="15.852cm">
          <text:p/>
        </draw:line>
        <draw:line draw:name="Line 18" draw:style-name="gr23" draw:text-style-name="P1" draw:layer="layout" svg:x1="15.451cm" svg:y1="14.159cm" svg:x2="15.451cm" svg:y2="15.852cm">
          <text:p/>
        </draw:line>
        <draw:line draw:name="Line 19" draw:style-name="gr59" draw:text-style-name="P1" draw:layer="layout" svg:x1="7.831cm" svg:y1="15.134cm" svg:x2="9.736cm" svg:y2="15.134cm">
          <text:p/>
        </draw:line>
        <draw:line draw:name="Line 20" draw:style-name="gr60" draw:text-style-name="P1" draw:layer="layout" svg:x1="11.006cm" svg:y1="16.404cm" svg:x2="12.7cm" svg:y2="15.134cm">
          <text:p/>
        </draw:line>
        <draw:custom-shape draw:name="Text Box 21" draw:style-name="gr13" draw:text-style-name="P1" draw:layer="layout" svg:width="3.149cm" svg:height="0.927cm" svg:x="12.959cm" svg:y="15.769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5" draw:text-style-name="P53" draw:layer="layout" svg:width="2.799cm" svg:height="0.846cm" svg:x="10.098cm" svg:y="12.325cm">
          <text:p text:style-name="P42"><text:span text:style-name="T36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65" draw:text-style-name="P53" draw:layer="layout" svg:width="3.028cm" svg:height="0.846cm" svg:x="13.758cm" svg:y="12.396cm">
          <text:p text:style-name="P42"><text:span text:style-name="T36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59" draw:text-style-name="P1" draw:layer="layout" svg:x1="7.831cm" svg:y1="15.134cm" svg:x2="7.699cm" svg:y2="13.123cm">
          <text:p/>
        </draw:line>
        <draw:line draw:name="Line 27" draw:style-name="gr58" draw:text-style-name="P1" draw:layer="layout" svg:x1="9.736cm" svg:y1="15.134cm" svg:x2="9.736cm" svg:y2="12.382cm">
          <text:p/>
        </draw:line>
        <draw:line draw:name="Line 28" draw:style-name="gr59" draw:text-style-name="P1" draw:layer="layout" svg:x1="11.853cm" svg:y1="15.134cm" svg:x2="11.853cm" svg:y2="12.382cm">
          <text:p/>
        </draw:line>
        <draw:line draw:name="Line 29" draw:style-name="gr59" draw:text-style-name="P1" draw:layer="layout" svg:x1="11.853cm" svg:y1="15.134cm" svg:x2="14.181cm" svg:y2="15.134cm">
          <text:p/>
        </draw:line>
        <draw:line draw:name="Line 30" draw:style-name="gr58" draw:text-style-name="P1" draw:layer="layout" svg:x1="14.181cm" svg:y1="15.134cm" svg:x2="14.181cm" svg:y2="12.382cm">
          <text:p/>
        </draw:line>
        <draw:line draw:name="Line 32" draw:style-name="gr60" draw:text-style-name="P1" draw:layer="layout" svg:x1="6.138cm" svg:y1="15.134cm" svg:x2="7.831cm" svg:y2="14.71cm">
          <text:p/>
        </draw:line>
        <draw:line draw:name="Line 33" draw:style-name="gr59" draw:text-style-name="P1" draw:layer="layout" svg:x1="16.51cm" svg:y1="15.134cm" svg:x2="16.51cm" svg:y2="12.382cm">
          <text:p/>
        </draw:line>
        <draw:line draw:name="Line 34" draw:style-name="gr59" draw:text-style-name="P1" draw:layer="layout" svg:x1="16.51cm" svg:y1="15.134cm" svg:x2="17.991cm" svg:y2="15.134cm">
          <text:p/>
        </draw:line>
        <draw:line draw:name="Line 35" draw:style-name="gr58" draw:text-style-name="P1" draw:layer="layout" svg:x1="17.991cm" svg:y1="15.134cm" svg:x2="18.101cm" svg:y2="13.326cm">
          <text:p/>
        </draw:line>
        <draw:line draw:name="Line 36" draw:style-name="gr57" draw:text-style-name="P1" draw:layer="layout" svg:x1="9.736cm" svg:y1="15.769cm" svg:x2="22.86cm" svg:y2="15.769cm">
          <text:p/>
        </draw:line>
        <draw:custom-shape draw:name="Text Box 37" draw:style-name="gr13" draw:text-style-name="P1" draw:layer="layout" svg:width="4.466cm" svg:height="0.758cm" svg:x="8.24cm" svg:y="16.193cm">
          <text:p text:style-name="P14"><text:span text:style-name="T20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" draw:layer="layout" svg:width="3.517cm" svg:height="0.758cm" svg:x="19.496cm" svg:y="14.499cm">
          <text:p text:style-name="P14"><text:span text:style-name="T20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60" draw:text-style-name="P1" draw:layer="layout" svg:x1="17.991cm" svg:y1="14.71cm" svg:x2="19.685cm" svg:y2="14.922cm">
          <text:p/>
        </draw:line>
        <draw:custom-shape draw:name="Text Box 40" draw:style-name="gr13" draw:text-style-name="P1" draw:layer="layout" svg:width="1.172cm" svg:height="1.098cm" svg:x="8.877cm" svg:y="14.923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pplication-Server-Betrieb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Application-Server-Betrieb (1)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4"><text:span text:style-name="T38">In heutigen verteilten Systemen werden statt Transaktionsmonitoren oft auch sog. </text:span><text:span text:style-name="T39">Application-Server</text:span><text:span text:style-name="T38"> verwendet (auch Middleware)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5">Derzeit aktuell: </text:span><text:span text:style-name="T34">EJB</text:span><text:span text:style-name="T15"> Application Server <text:s/>(Enterprise Java Beans) und .NET</text:span></text:p>
                  </text:list-item>
                  <text:list-item>
                    <text:p text:style-name="P26"><text:span text:style-name="T15">PHP-fpm, Rails (Passenger), node.js, ...</text:span></text:p>
                  </text:list-item>
                  <text:list-item>
                    <text:p text:style-name="P26"><text:span text:style-name="T15">Stellen auch Plattformen für verteilte Komponentensysteme bereit</text:span></text:p>
                  </text:list-item>
                  <text:list-item>
                    <text:p text:style-name="P26"><text:span text:style-name="T15">Beispiele: Oracle Weblogic AS, JBoss AS, IBM Websphere AS</text:span></text:p>
                  </text:list-item>
                </text:list>
              </text:list-item>
              <text:list-item>
                <text:p text:style-name="P24"><text:span text:style-name="T38">Verteilte Transaktionsverarbeitung ist aber wesentlich komplexer als lokale Transaktionsverarbeitung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pplication-Server-Betrieb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Application-Server-Betrieb (2)</text:span></text:p>
          </draw:text-box>
        </draw:frame>
        <draw:custom-shape draw:name="Rectangle 6" draw:style-name="gr9" draw:text-style-name="P1" draw:layer="layout" svg:width="25.399cm" svg:height="0.001cm" svg:x="5.226cm" svg:y="5.53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6" draw:text-style-name="P1" draw:layer="layout" svg:width="25.399cm" svg:height="0.001cm" svg:x="0cm" svg:y="0cm">
          <text:p text:style-name="P31"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5" draw:layer="layout" svg:width="22.366cm" svg:height="12.982cm" svg:x="1.482cm" svg:y="3.916cm">
          <draw:image xlink:href="Pictures/2000016E000069D500003CFA8B508CB9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558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13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7"><text:span text:style-name="T14"/></text:p>
          <text:p text:style-name="P52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3-14">14.03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7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33"><text:span text:style-name="T34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6">„</text:span><text:span text:style-name="T16">Dumme“ Terminals</text:span></text:p>
                  </text:list-item>
                </text:list>
              </text:list-item>
              <text:list-item>
                <text:p text:style-name="P33"><text:span text:style-name="T34">Heute: </text:span><text:span text:style-name="T15">Clientrechner sind intelligent und enthalten clientseitige Anwendungskomponenten</text:span></text:p>
              </text:list-item>
              <text:list-item>
                <text:p text:style-name="P33"><text:span text:style-name="T34">Probleme: </text:span></text:p>
                <text:list>
                  <text:list-item>
                    <text:p text:style-name="P25"><text:span text:style-name="T16">Verteilung von Programmänderungen auf Clientrechner ist teuer</text:span></text:p>
                  </text:list-item>
                  <text:list-item>
                    <text:p text:style-name="P25"><text:span text:style-name="T16">Leichtere Angriffe auf dezentrale Systeme möglich (Sicherheitsaspekt)</text:span></text:p>
                  </text:list-item>
                  <text:list-item>
                    <text:p text:style-name="P25"><text:span text:style-name="T16">...</text:span></text:p>
                  </text:list-item>
                </text:list>
              </text:list-item>
              <text:list-item>
                <text:p text:style-name="P25"><text:span text:style-name="T15">Terminalserver dienen der </text:span><text:span text:style-name="T34">Reduzierung</text:span><text:span text:style-name="T15"> </text:span><text:span text:style-name="T34">der Probleme</text:span><text:span text:style-name="T39"> </text:span></text:p>
              </text:list-item>
              <text:list-item>
                <text:p text:style-name="P25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5" draw:layer="layout" svg:width="17.956cm" svg:height="13.97cm" svg:x="3.669cm" svg:y="3.316cm">
          <draw:image xlink:href="Pictures/2000009400004155000032EC925FCB35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62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13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3-14">14.03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0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33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33"><text:span text:style-name="T5">Virtuelle Maschine verhält sich wie die reale Maschine</text:span></text:p>
              </text:list-item>
              <text:list-item>
                <text:p text:style-name="P33"><text:span text:style-name="T5">Diverse Varianten:</text:span></text:p>
                <text:list>
                  <text:list-item>
                    <text:p text:style-name="P25"><text:span text:style-name="T26">Virtuelle Computer:</text:span><text:span text:style-name="T26"><text:line-break/></text:span><text:span text:style-name="T26">Server- und Desktopvirtualisierung</text:span><text:span text:style-name="T26"><text:line-break/></text:span><text:span text:style-name="T26">(= Betriebssystem- bzw. <text:s/>Plattformvirtualisierung) </text:span></text:p>
                  </text:list-item>
                  <text:list-item>
                    <text:p text:style-name="P25"><text:span text:style-name="T16">Storage Virtualisierung</text:span></text:p>
                  </text:list-item>
                  <text:list-item>
                    <text:p text:style-name="P25"><text:span text:style-name="T16">Anwendungsvirtualisierung</text:span></text:p>
                  </text:list-item>
                  <text:list-item>
                    <text:p text:style-name="P25"><text:span text:style-name="T16">Virtuelle Prozessumgebungen (Prozessmodell und virtueller Speicher)</text:span></text:p>
                  </text:list-item>
                  <text:list-item>
                    <text:p text:style-name="P25"><text:span text:style-name="T16">Virtuelle Prozessoren: Java Virtual Machine (JVM)</text:span></text:p>
                  </text:list-item>
                  <text:list-item>
                    <text:p text:style-name="P25"><text:span text:style-name="T16">Netzwerkvirtualisierung (vLA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3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4"><text:span text:style-name="T5">Grobes Virtualisierungsmodell mit unterschiedlichen Ausprägungen (Hypervisor Typ 1, Typ2 …)</text:span></text:p>
              </text:list-item>
              <text:list-item>
                <text:p text:style-name="P24"><text:span text:style-name="T5">Mehr dazu später</text:span></text:p>
              </text:list-item>
            </text:list>
          </draw:text-box>
        </draw:frame>
        <draw:custom-shape draw:name="Rectangle 8" draw:style-name="gr66" draw:text-style-name="P1" draw:layer="layout" svg:width="25.399cm" svg:height="0.001cm" svg:x="0cm" svg:y="0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5" draw:layer="layout" svg:width="18.944cm" svg:height="7.973cm" svg:x="2.656cm" svg:y="8.027cm">
          <draw:image xlink:href="Pictures/200000380000610A0000291690476A42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4"><text:span text:style-name="T5">Wird heute immer mehr eingesetzt!</text:span></text:p>
              </text:list-item>
              <text:list-item>
                <text:p text:style-name="P24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5">Java Virtual Machine</text:span></text:p>
                  </text:list-item>
                  <text:list-item>
                    <text:p text:style-name="P26"><text:span text:style-name="T15">.NET Common Language Runtime</text:span></text:p>
                  </text:list-item>
                </text:list>
              </text:list-item>
              <text:list-item>
                <text:p text:style-name="P24"><text:span text:style-name="T5">Bytecode wird meist interpretiert</text:span></text:p>
              </text:list-item>
              <text:list-item>
                <text:p text:style-name="P24"><text:span text:style-name="T5">Vorteil</text:span></text:p>
                <text:list>
                  <text:list-item>
                    <text:p text:style-name="P26"><text:span text:style-name="T15">Programme werden unabhängig von der Systemplattform</text:span></text:p>
                  </text:list-item>
                  <text:list-item>
                    <text:p text:style-name="P26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66" draw:text-style-name="P1" draw:layer="layout" svg:width="25.399cm" svg:height="0.001cm" svg:x="0cm" svg:y="0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761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13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3-14">14.03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4"><text:span text:style-name="T40">Cloud = Rechnerwolke</text:span></text:p>
              </text:list-item>
              <text:list-item>
                <text:p text:style-name="P24"><text:span text:style-name="T40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41">Rechenkapazität, Betriebssysteme, Datenspeicher, Software</text:span></text:p>
                  </text:list-item>
                </text:list>
              </text:list-item>
              <text:list-item>
                <text:p text:style-name="P24"><text:span text:style-name="T40">Man unterscheidet aus Betreibersicht:</text:span></text:p>
                <text:list>
                  <text:list-item>
                    <text:p text:style-name="P26"><text:span text:style-name="T42">Private Cloud</text:span></text:p>
                  </text:list-item>
                  <text:list-item>
                    <text:p text:style-name="P26"><text:span text:style-name="T42">Public Cloud</text:span></text:p>
                  </text:list-item>
                  <text:list-item>
                    <text:p text:style-name="P26"><text:span text:style-name="T42">Hybrid Clou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3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4"><text:span text:style-name="T40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3"><text:span text:style-name="T41">Cloud-Provider bietet Zugang zu virtualisierten Rechnern (inkl. BS) und Speichersystemen</text:span><text:span text:style-name="T41"><text:line-break/></text:span><text:span text:style-name="T43">→</text:span><text:span text:style-name="T41"> Basis ist Betriebssystemvirtualisierung</text:span></text:p>
                      </text:list-item>
                      <text:list-item>
                        <text:p text:style-name="P33"><text:span text:style-name="T41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40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33"><text:span text:style-name="T41">Cloud-Provider bietet Zugang zu Programmierungsumgebungen</text:span></text:p>
                  </text:list-item>
                  <text:list-item>
                    <text:p text:style-name="P33"><text:span text:style-name="T41">Beispiele: Google App Engine, Windows Azure</text:span></text:p>
                  </text:list-item>
                </text:list>
              </text:list-item>
            </text:list>
            <text:list text:style-name="L15">
              <text:list-item>
                <text:p text:style-name="P24"><text:span text:style-name="T40">SaaS = Software as a Service</text:span></text:p>
              </text:list-item>
            </text:list>
            <text:list text:style-name="L8">
              <text:list-item>
                <text:list>
                  <text:list-item>
                    <text:p text:style-name="P23"><text:span text:style-name="T41">Cloud-Provider bietet Zugang zu Anwendungsprogrammen</text:span></text:p>
                  </text:list-item>
                  <text:list-item>
                    <text:p text:style-name="P23"><text:span text:style-name="T41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10" draw:text-style-name="P54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draw:custom-shape draw:name="Rectangle 7" draw:style-name="gr6" draw:text-style-name="P1" draw:layer="layout" svg:width="20.531cm" svg:height="13.122cm" svg:x="2.54cm" svg:y="4.022cm">
          <text:list text:style-name="L16">
            <text:list-item>
              <text:p text:style-name="P55"><text:span text:style-name="T8">Einführung in Computersysteme</text:span></text:p>
            </text:list-item>
            <text:list-item>
              <text:p text:style-name="P55"><text:span text:style-name="T8">Entwicklung von Betriebssystemen</text:span></text:p>
            </text:list-item>
            <text:list-item>
              <text:p text:style-name="P55"><text:span text:style-name="T8">Architekturansätze</text:span></text:p>
            </text:list-item>
          </text:list>
          <text:list text:style-name="L17">
            <text:list-item>
              <text:p text:style-name="P55"><text:span text:style-name="T8">Interruptverarbeitung in Betriebssystemen</text:span></text:p>
            </text:list-item>
            <text:list-item>
              <text:p text:style-name="P55"><text:span text:style-name="T8">Prozesse und Threads</text:span></text:p>
            </text:list-item>
            <text:list-item>
              <text:p text:style-name="P55"><text:span text:style-name="T8">CPU-Scheduling</text:span></text:p>
            </text:list-item>
            <text:list-item>
              <text:p text:style-name="P55"><text:span text:style-name="T8">Synchronisation und Kommunikation</text:span></text:p>
            </text:list-item>
            <text:list-item>
              <text:p text:style-name="P55"><text:span text:style-name="T8">Speicherverwaltung </text:span></text:p>
            </text:list-item>
            <text:list-item>
              <text:p text:style-name="P55"><text:span text:style-name="T8">Geräte- und Dateiverwaltung</text:span></text:p>
            </text:list-item>
            <text:list-item>
              <text:p text:style-name="P55"><text:span text:style-name="T8">Betriebssystemvirtualisierung</text:span></text:p>
            </text:list-item>
          </text:list>
          <text:p text:style-name="P55"><text:span text:style-name="T8"/></text:p>
          <text:p text:style-name="P56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3-14">14.03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7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Arial4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5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office:forms form:automatic-focus="false" form:apply-design-mode="false"/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3" draw:layer="backgroundobjects" svg:width="17.6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custom-shape draw:name="Textfeld 8" draw:style-name="Mgr6" draw:text-style-name="MP7" draw:layer="backgroundobjects" svg:width="4.365cm" svg:height="0.547cm" svg:x="0.059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Titel 1" presentation:style-name="Mpr4" draw:text-style-name="MP3" draw:layer="backgroundobjects" svg:width="17.495cm" svg:height="2.116cm" svg:x="1.905cm" svg:y="0.804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3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1.906cm" svg:height="0.843cm" svg:x="14.8cm" svg:y="18.207cm">
        <draw:text-box>
          <text:p text:style-name="MP4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7" draw:layer="backgroundobjects" svg:width="4.365cm" svg:height="0.547cm" svg:x="0.059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dc:creator>Tomas Pospisek</dc:creator>
    <meta:editing-cycles>1468</meta:editing-cycles>
    <meta:print-date>1999-04-08T16:15:23</meta:print-date>
    <meta:creation-date>1997-06-07T14:48:20</meta:creation-date>
    <dc:date>2015-03-14T07:49:34.037667021</dc:date>
    <meta:editing-duration>P3DT22H26M15S</meta:editing-duration>
    <meta:generator>LibreOffice/4.3.3.2$Linux_X86_64 LibreOffice_project/430m0$Build-2</meta:generator>
    <meta:document-statistic meta:object-count="66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